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validateChildNode( Locator loc , String nsURI , String loca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rapper.addChildNode( FONode chi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rapper.Wrapp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